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weight="bold" style:font-weight-asian="bold" style:font-weight-complex="bold"/>
    </style:style>
    <style:style style:name="P2" style:family="paragraph" style:parent-style-name="Standard">
      <style:text-properties style:font-name="Consolas" fo:font-weight="bold" officeooo:rsid="0002da97" officeooo:paragraph-rsid="0002da97" style:font-weight-asian="bold" style:font-weight-complex="bold"/>
    </style:style>
    <style:style style:name="P3" style:family="paragraph" style:parent-style-name="Standard">
      <style:text-properties style:font-name="Consolas" fo:font-weight="bold" officeooo:rsid="00047520" officeooo:paragraph-rsid="00047520" style:font-weight-asian="bold" style:font-weight-complex="bold"/>
    </style:style>
    <style:style style:name="P4" style:family="paragraph" style:parent-style-name="Standard">
      <style:text-properties style:font-name="Consolas" fo:font-weight="bold" officeooo:rsid="00047520" officeooo:paragraph-rsid="000b4db2" style:font-weight-asian="bold" style:font-weight-complex="bold"/>
    </style:style>
    <style:style style:name="P5" style:family="paragraph" style:parent-style-name="Standard">
      <style:text-properties style:font-name="Consolas" fo:font-weight="bold" officeooo:rsid="000b4db2" officeooo:paragraph-rsid="000b4db2" style:font-weight-asian="bold" style:font-weight-complex="bold"/>
    </style:style>
    <style:style style:name="P6" style:family="paragraph" style:parent-style-name="Standard">
      <style:text-properties style:font-name="Consolas" fo:font-weight="bold" officeooo:rsid="000beb9c" officeooo:paragraph-rsid="000beb9c" style:font-weight-asian="bold" style:font-weight-complex="bold"/>
    </style:style>
    <style:style style:name="P7" style:family="paragraph" style:parent-style-name="Standard">
      <style:text-properties style:font-name="Consolas" fo:font-weight="bold" officeooo:rsid="000d2adc" officeooo:paragraph-rsid="000d2adc" style:font-weight-asian="bold" style:font-weight-complex="bold"/>
    </style:style>
    <style:style style:name="P8" style:family="paragraph" style:parent-style-name="Standard">
      <style:text-properties style:font-name="Consolas" fo:font-weight="normal" officeooo:rsid="0002da97" officeooo:paragraph-rsid="0002da97" style:font-weight-asian="normal" style:font-weight-complex="normal"/>
    </style:style>
    <style:style style:name="P9" style:family="paragraph" style:parent-style-name="Standard">
      <style:text-properties style:font-name="Consolas" fo:font-weight="normal" officeooo:rsid="0002da97" officeooo:paragraph-rsid="0013b512" style:font-weight-asian="normal" style:font-weight-complex="normal"/>
    </style:style>
    <style:style style:name="P10" style:family="paragraph" style:parent-style-name="Standard">
      <style:text-properties style:font-name="Consolas" fo:font-weight="normal" officeooo:rsid="000b4db2" officeooo:paragraph-rsid="000b4db2" style:font-weight-asian="normal" style:font-weight-complex="normal"/>
    </style:style>
    <style:style style:name="P11" style:family="paragraph" style:parent-style-name="Standard">
      <style:text-properties style:font-name="Consolas" fo:font-weight="normal" officeooo:rsid="000b4db2" officeooo:paragraph-rsid="000d2adc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02da97" officeooo:paragraph-rsid="0002da97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047520" officeooo:paragraph-rsid="00047520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0d2adc" officeooo:paragraph-rsid="000beb9c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0d2adc" officeooo:paragraph-rsid="000d2adc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0d2adc" officeooo:paragraph-rsid="0013b512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0b4db2" officeooo:paragraph-rsid="000b4db2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0b4db2" officeooo:paragraph-rsid="00047520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0b4db2" officeooo:paragraph-rsid="000d2adc" style:font-weight-asian="normal" style:font-weight-complex="normal"/>
    </style:style>
    <style:style style:name="P20" style:family="paragraph" style:parent-style-name="Standard">
      <style:text-properties style:font-name="Liberation Serif" fo:font-weight="bold" officeooo:rsid="000b4db2" officeooo:paragraph-rsid="000b4db2" style:font-weight-asian="bold" style:font-weight-complex="bold"/>
    </style:style>
    <style:style style:name="P21" style:family="paragraph" style:parent-style-name="Standard">
      <style:text-properties officeooo:paragraph-rsid="000beb9c"/>
    </style:style>
    <style:style style:name="P22" style:family="paragraph" style:parent-style-name="Standard">
      <style:text-properties officeooo:paragraph-rsid="000d2adc"/>
    </style:style>
    <style:style style:name="P23" style:family="paragraph" style:parent-style-name="Text_20_body">
      <style:text-properties fo:font-weight="bold" officeooo:rsid="0002da97" officeooo:paragraph-rsid="0002da97" style:font-weight-asian="bold" style:font-weight-complex="bold"/>
    </style:style>
    <style:style style:name="P24" style:family="paragraph" style:parent-style-name="Text_20_body">
      <style:text-properties officeooo:rsid="0002da97" officeooo:paragraph-rsid="0002da97"/>
    </style:style>
    <style:style style:name="P25" style:family="paragraph" style:parent-style-name="Text_20_body">
      <style:text-properties style:font-name="Consolas" fo:font-weight="bold" officeooo:rsid="000d2adc" officeooo:paragraph-rsid="000d2adc" style:font-weight-asian="bold" style:font-weight-complex="bold"/>
    </style:style>
    <style:style style:name="P26" style:family="paragraph" style:parent-style-name="Text_20_body">
      <style:text-properties style:font-name="Consolas" fo:font-weight="bold" officeooo:rsid="00110fa3" officeooo:paragraph-rsid="00110fa3" style:font-weight-asian="bold" style:font-weight-complex="bold"/>
    </style:style>
    <style:style style:name="P27" style:family="paragraph" style:parent-style-name="Text_20_body">
      <style:text-properties style:font-name="Consolas" fo:font-weight="bold" officeooo:rsid="001228d2" officeooo:paragraph-rsid="001228d2" style:font-weight-asian="bold" style:font-weight-complex="bold"/>
    </style:style>
    <style:style style:name="P28" style:family="paragraph" style:parent-style-name="Text_20_body">
      <style:text-properties style:font-name="Consolas" fo:font-weight="bold" officeooo:rsid="0013b512" officeooo:paragraph-rsid="0013b512" style:font-weight-asian="bold" style:font-weight-complex="bold"/>
    </style:style>
    <style:style style:name="P29" style:family="paragraph" style:parent-style-name="Text_20_body">
      <style:text-properties style:font-name="Liberation Serif" fo:font-weight="normal" officeooo:rsid="000d2adc" officeooo:paragraph-rsid="000d2adc" style:font-weight-asian="normal" style:font-weight-complex="normal"/>
    </style:style>
    <style:style style:name="P30" style:family="paragraph" style:parent-style-name="Text_20_body">
      <style:text-properties style:font-name="Liberation Serif" fo:font-weight="normal" officeooo:rsid="001228d2" officeooo:paragraph-rsid="001228d2" style:font-weight-asian="normal" style:font-weight-complex="normal"/>
    </style:style>
    <style:style style:name="P31" style:family="paragraph" style:parent-style-name="Text_20_body">
      <style:text-properties style:font-name="Liberation Serif" fo:font-weight="bold" officeooo:rsid="001228d2" officeooo:paragraph-rsid="001228d2" style:font-weight-asian="bold" style:font-weight-complex="bold"/>
    </style:style>
    <style:style style:name="P32" style:family="paragraph" style:parent-style-name="Text_20_body">
      <style:text-properties officeooo:rsid="0013ca19" officeooo:paragraph-rsid="0013ca19"/>
    </style:style>
    <style:style style:name="P33" style:family="paragraph" style:parent-style-name="Standard">
      <style:text-properties style:font-name="Liberation Serif" fo:font-weight="normal" officeooo:rsid="000d2adc" officeooo:paragraph-rsid="000d2adc" style:font-weight-asian="normal" style:font-weight-complex="normal"/>
    </style:style>
    <style:style style:name="P34" style:family="paragraph" style:parent-style-name="Heading_20_3">
      <style:text-properties officeooo:rsid="0013ca19" officeooo:paragraph-rsid="0013ca19"/>
    </style:style>
    <style:style style:name="P35" style:family="paragraph" style:parent-style-name="Heading_20_3">
      <style:text-properties officeooo:rsid="000beb9c" officeooo:paragraph-rsid="000beb9c"/>
    </style:style>
    <style:style style:name="P36" style:family="paragraph" style:parent-style-name="Heading_20_3">
      <style:text-properties officeooo:rsid="000d2adc" officeooo:paragraph-rsid="000d2adc"/>
    </style:style>
    <style:style style:name="P37" style:family="paragraph" style:parent-style-name="Heading_20_3">
      <style:text-properties officeooo:rsid="00110fa3" officeooo:paragraph-rsid="00110fa3"/>
    </style:style>
    <style:style style:name="P38" style:family="paragraph" style:parent-style-name="Heading_20_3">
      <style:text-properties officeooo:rsid="0015cbd0" officeooo:paragraph-rsid="0015cbd0"/>
    </style:style>
    <style:style style:name="P39" style:family="paragraph" style:parent-style-name="Heading_20_1">
      <style:text-properties officeooo:rsid="001228d2" officeooo:paragraph-rsid="001228d2"/>
    </style:style>
    <style:style style:name="P40" style:family="paragraph" style:parent-style-name="Text_20_body">
      <style:text-properties style:font-name="Liberation Serif" fo:font-weight="normal" officeooo:rsid="0013b512" officeooo:paragraph-rsid="0013b512" style:font-weight-asian="normal" style:font-weight-complex="normal"/>
    </style:style>
    <style:style style:name="P41" style:family="paragraph" style:parent-style-name="Text_20_body">
      <style:text-properties style:font-name="Consolas" fo:font-weight="bold" officeooo:rsid="00152ba4" officeooo:paragraph-rsid="00152ba4" style:font-weight-asian="bold" style:font-weight-complex="bold"/>
    </style:style>
    <style:style style:name="P42" style:family="paragraph" style:parent-style-name="Text_20_body">
      <style:text-properties style:font-name="Consolas" fo:font-weight="bold" officeooo:rsid="0015cbd0" officeooo:paragraph-rsid="0015cbd0" style:font-weight-asian="bold" style:font-weight-complex="bold"/>
    </style:style>
    <style:style style:name="P43" style:family="paragraph" style:parent-style-name="Text_20_body">
      <style:text-properties style:font-name="Liberation Serif" fo:font-weight="bold" officeooo:rsid="0015c7ca" officeooo:paragraph-rsid="0015c7ca" style:font-weight-asian="bold" style:font-weight-complex="bold"/>
    </style:style>
    <style:style style:name="P44" style:family="paragraph" style:parent-style-name="Text_20_body">
      <style:text-properties style:font-name="Liberation Serif" fo:font-weight="bold" officeooo:rsid="0015cbd0" officeooo:paragraph-rsid="0015cbd0" style:font-weight-asian="bold" style:font-weight-complex="bold"/>
    </style:style>
    <style:style style:name="P45" style:family="paragraph" style:parent-style-name="Text_20_body">
      <style:text-properties officeooo:rsid="0013ca19" officeooo:paragraph-rsid="0013ca19"/>
    </style:style>
    <style:style style:name="T1" style:family="text">
      <style:text-properties style:font-name="Consolas"/>
    </style:style>
    <style:style style:name="T2" style:family="text">
      <style:text-properties style:font-name="Consolas" officeooo:rsid="000027b6"/>
    </style:style>
    <style:style style:name="T3" style:family="text">
      <style:text-properties style:font-name="Consolas" fo:font-weight="normal" style:font-weight-asian="normal" style:font-weight-complex="normal"/>
    </style:style>
    <style:style style:name="T4" style:family="text">
      <style:text-properties style:font-name="Consolas" fo:font-weight="normal" officeooo:rsid="000b4db2" style:font-weight-asian="normal" style:font-weight-complex="normal"/>
    </style:style>
    <style:style style:name="T5" style:family="text">
      <style:text-properties style:font-name="Consolas" fo:font-weight="normal" officeooo:rsid="0013b512" style:font-weight-asian="normal" style:font-weight-complex="normal"/>
    </style:style>
    <style:style style:name="T6" style:family="text">
      <style:text-properties style:font-name="Consolas" officeooo:rsid="000b4db2"/>
    </style:style>
    <style:style style:name="T7" style:family="text">
      <style:text-properties style:font-name="Consolas" officeooo:rsid="0013b512"/>
    </style:style>
    <style:style style:name="T8" style:family="text">
      <style:text-properties officeooo:rsid="0000ef19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017598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0b4db2" style:font-weight-asian="normal" style:font-weight-complex="normal"/>
    </style:style>
    <style:style style:name="T13" style:family="text">
      <style:text-properties style:font-name="Liberation Serif" fo:font-weight="normal" officeooo:rsid="000d2adc" style:font-weight-asian="normal" style:font-weight-complex="normal"/>
    </style:style>
    <style:style style:name="T14" style:family="text">
      <style:text-properties style:font-name="Liberation Serif" fo:font-weight="normal" officeooo:rsid="0013b512" style:font-weight-asian="normal" style:font-weight-complex="normal"/>
    </style:style>
    <style:style style:name="T15" style:family="text">
      <style:text-properties style:font-name="Liberation Serif" officeooo:rsid="000b4db2"/>
    </style:style>
    <style:style style:name="T16" style:family="text">
      <style:text-properties style:font-name="Liberation Serif" officeooo:rsid="0013b512"/>
    </style:style>
    <style:style style:name="T17" style:family="text">
      <style:text-properties officeooo:rsid="00017598"/>
    </style:style>
    <style:style style:name="T18" style:family="text">
      <style:text-properties officeooo:rsid="0002d3c2"/>
    </style:style>
    <style:style style:name="T19" style:family="text">
      <style:text-properties officeooo:rsid="000b4db2"/>
    </style:style>
    <style:style style:name="T20" style:family="text">
      <style:text-properties officeooo:rsid="000beb9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 style:text-overline-style="solid" style:text-overline-width="auto" style:text-overline-color="font-color"/>
    </style:style>
    <style:style style:name="T23" style:family="text">
      <style:text-properties officeooo:rsid="000d2adc"/>
    </style:style>
    <style:style style:name="T24" style:family="text">
      <style:text-properties officeooo:rsid="000fe6ca"/>
    </style:style>
    <style:style style:name="T25" style:family="text">
      <style:text-properties officeooo:rsid="0013b512"/>
    </style:style>
    <style:style style:name="T26" style:family="text">
      <style:text-properties style:font-name="Consolas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stants</text:h>
      <text:p text:style-name="Standard"/>
      <text:p text:style-name="Standard"><text:span text:style-name="T1">toRad</text:span>: Conversion factor from HAU to radians</text:p>
      <text:p text:style-name="Standard"><text:span text:style-name="T1">toHAU</text:span>: Conversion factor from radians to HAU</text:p>
      <text:p text:style-name="Standard"><text:span text:style-name="T1">angleToRad</text:span>: Conversion factor from SM64 angle units to radians</text:p>
      <text:p text:style-name="Standard"><text:span text:style-name="T1">radToAngle</text:span>: Conversion factor from radians to SM64 angle units</text:p>
      <text:h text:style-name="P39" text:outline-level="1">Classes</text:h>
      <text:p text:style-name="P27">position(x, y, z)</text:p>
      <text:p text:style-name="P31"><text:span text:style-name="T21">A class containing three variables, </text:span><text:span text:style-name="T4">x</text:span><text:span text:style-name="T12">, </text:span><text:span text:style-name="T4">y</text:span><text:span text:style-name="T12">, and </text:span><text:span text:style-name="T4">z</text:span><text:span text:style-name="T12">. </text:span><text:span text:style-name="T11">Used to define a point in three dimensional space.</text:span></text:p>
      <text:p text:style-name="P27">pos2D(x, z)</text:p>
      <text:p text:style-name="P30">A class containing two variables, <text:span text:style-name="T6">x</text:span><text:span text:style-name="T15"> and </text:span><text:span text:style-name="T6">z</text:span><text:span text:style-name="T15">. </text:span><text:span text:style-name="T9">Used to define a point on the XZ plane.</text:span></text:p>
      <text:p text:style-name="P27">triangle(x1, y1, z1, x2, y2, z2, x3, y3, z3)</text:p>
      <text:p text:style-name="P30">A class that defines a triangle in three dimensional space. Contains the subclasses <text:span text:style-name="T1">v1</text:span>, <text:span text:style-name="T1">v2</text:span>, <text:span text:style-name="T1">v3</text:span>, and <text:span text:style-name="T1">normal</text:span>. <text:span text:style-name="T1">v1</text:span>, <text:span text:style-name="T1">v2</text:span>, and <text:span text:style-name="T1">v3</text:span> are <text:span text:style-name="T1">position</text:span> objects which are the positions of the triangle’s three vertices, and <text:s/><text:span text:style-name="T1">normal</text:span> contains <text:span text:style-name="T1">x</text:span>, <text:span text:style-name="T1">y</text:span>, and <text:span text:style-name="T1">z</text:span>, which are the x, y, and z components of the triangle’s unit normal vector, and <text:span text:style-name="T1">offset</text:span> which is the plane’s signed distance from the origin.</text:p>
      <text:p text:style-name="P27">tri2D(x1, z1, x2, z2, x3, z3)</text:p>
      <text:p text:style-name="P31"><text:span text:style-name="T21">A class that defines a two-dimensional triangle. Contains the subclasses </text:span><text:span text:style-name="T3">v1</text:span><text:span text:style-name="T21">, </text:span><text:span text:style-name="T3">v2</text:span><text:span text:style-name="T21">, and </text:span><text:span text:style-name="T3">v3</text:span><text:span text:style-name="T21">, which are </text:span><text:span text:style-name="T3">pos2D</text:span><text:span text:style-name="T21"> objects that are the positions of the triangle’s three vertices.</text:span></text:p>
      <text:p text:style-name="P27">rectangle(xMin, xMax, zMin, zMax)</text:p>
      <text:p text:style-name="P31"><text:span text:style-name="T21">Defines an axis-aligned rectangle on the XZ plane. Contains the subclasses </text:span><text:span text:style-name="T3">min</text:span><text:span text:style-name="T21"> and </text:span><text:span text:style-name="T3">max</text:span><text:span text:style-name="T21">, which are the minimum (north-western) and maximum (south-eastern) vertices of the rectangle, and are </text:span><text:span text:style-name="T3">pos2D</text:span><text:span text:style-name="T21"> objects.</text:span></text:p>
      <text:p text:style-name="P28">cylinder(x, y, z, radius, height)</text:p>
      <text:p text:style-name="P40">Defines a cylinder, where <text:span text:style-name="T1">x</text:span>, <text:span text:style-name="T1">y</text:span>, and <text:span text:style-name="T1">z</text:span> are the co-ordinates of the center of the base of the cylinder, and <text:span text:style-name="T1">radius</text:span> and <text:span text:style-name="T1">height</text:span> are the radius and height of the cylinder.</text:p>
      <text:p text:style-name="P41">apollonian(x1, z1, x2, z2, ratio)</text:p>
      <text:p text:style-name="P43"><text:span text:style-name="T21">Contains two </text:span><text:span text:style-name="T3">pos2D</text:span><text:span text:style-name="T21"> subclasses, </text:span><text:span text:style-name="T3">p1</text:span><text:span text:style-name="T21"> and </text:span><text:span text:style-name="T3">p2</text:span><text:span text:style-name="T21">, and a variable </text:span><text:span text:style-name="T3">ratio</text:span><text:span text:style-name="T21">. Defines the set of points P such that the ratio of distance between P and p2 and distance between P and p1 is ratio R. Specifically, </text:span><text:span text:style-name="T22">P p2</text:span><text:span text:style-name="T21"> / </text:span><text:span text:style-name="T22">P p1</text:span><text:span text:style-name="T21"> = ratio. This set of points forms a circle in most cases, and a line if the ratio is 1.</text:span></text:p>
      <text:h text:style-name="P34" text:outline-level="3"><text:soft-page-break/>Compatibility</text:h>
      <text:p text:style-name="P32">A <text:span text:style-name="T1">position</text:span> object can be used in place of a <text:span text:style-name="T1">pos2D</text:span> object.</text:p>
      <text:p text:style-name="P32">A <text:span text:style-name="T1">triangle</text:span> object can be used in place of a <text:span text:style-name="T1">tri2D</text:span> object.</text:p>
      <text:p text:style-name="P32">A <text:span text:style-name="T1">cylinder</text:span> object can be used in place of a <text:span text:style-name="T1">position</text:span> or <text:span text:style-name="T1">pos2D</text:span> object.</text:p>
      <text:h text:style-name="Heading_20_1" text:outline-level="1">Functions</text:h>
      <text:p text:style-name="P23">Syntax used for function arguments:</text:p>
      <text:p text:style-name="P24"><text:span text:style-name="T21">An argument presented plainly as a variable name is a required argument, such as </text:span><text:span text:style-name="T3">a</text:span><text:span text:style-name="T11"> in </text:span><text:span text:style-name="T3">func(a)</text:span><text:span text:style-name="T11">. An argument presented with a value assignment, such as </text:span><text:span text:style-name="T3">b</text:span><text:span text:style-name="T11"> in </text:span><text:span text:style-name="T3">func(b=2)</text:span><text:span text:style-name="T11"> is an optional argument, and the value shown is its default value. In a function </text:span><text:span text:style-name="T3">func(a, b=2, c=3)</text:span><text:span text:style-name="T11">, you my call it like </text:span><text:span text:style-name="T3">func(1, c=4)</text:span><text:span text:style-name="T11"> or like </text:span><text:span text:style-name="T3">func(1, 2, 4)</text:span><text:span text:style-name="T11">.</text:span></text:p>
      <text:p text:style-name="P29">Important note: Throughout this document, “truncate” and “truncation” will be used to not only mean rounding towards zero to the nearest integer, but also placing the integer within the 16-bit integer range of -32768 to 32767.</text:p>
      <text:h text:style-name="P35" text:outline-level="3">Movement functions</text:h>
      <text:p text:style-name="P1"><text:span text:style-name="T18">applyM</text:span>ovement(position, speed, angle, qf<text:span text:style-name="T8">=4</text:span>, normalY<text:span text:style-name="T8">=1</text:span>)</text:p>
      <text:p text:style-name="Standard"/>
      <text:p text:style-name="Standard"><text:span text:style-name="T1">position</text:span> <text:span text:style-name="T25">is a </text:span><text:span text:style-name="T7">position</text:span><text:span text:style-name="T25"> object that </text:span>defines the starting position of the movement. <text:span text:style-name="T2">s</text:span><text:span text:style-name="T1">peed</text:span> and <text:span text:style-name="T1">angle</text:span> are the speed and angle the movement is done at <text:span text:style-name="T17">(angle in HAU)</text:span>, <text:span text:style-name="T1">qf</text:span> is how many quarterframes the movement spans, and <text:span text:style-name="T1">normalY</text:span> is the Y component of the unit normal vector of the surface the position is on. Essentially, you'd use this if Mario's standing on a slope, which reduces his de facto speed.</text:p>
      <text:p text:style-name="Standard"/>
      <text:p text:style-name="P10"><text:span text:style-name="T9">Function returns a </text:span><text:span text:style-name="T7">position</text:span><text:span text:style-name="T16"> object.</text:span></text:p>
      <text:p text:style-name="Standard"/>
      <text:p text:style-name="P2">applyOJ(position, speed, angle, qf=1, jumpType=’normal’)</text:p>
      <text:p text:style-name="P8"/>
      <text:p text:style-name="P9">position<text:span text:style-name="T9"> </text:span><text:span text:style-name="T16">is a </text:span><text:span text:style-name="T7">position</text:span><text:span text:style-name="T16"> object that </text:span><text:span text:style-name="T9">defines the starting position of the movement. </text:span><text:span text:style-name="T2">s</text:span><text:span text:style-name="T1">peed</text:span><text:span text:style-name="T9"> and </text:span><text:span text:style-name="T1">angle</text:span><text:span text:style-name="T9"> are the speed and angle the movement is done at </text:span><text:span text:style-name="T10">(angle in HAU)</text:span><text:span text:style-name="T9">, and </text:span><text:span text:style-name="T1">qf</text:span><text:span text:style-name="T9"> is how many quarterframes the movement spans (OJs will only ever be 1 qf long, so this variable only needs to be specified in non-OJ jumps).</text:span></text:p>
      <text:p text:style-name="P12"/>
      <text:p text:style-name="P8">JumpType<text:span text:style-name="T9"> can have three values:</text:span></text:p>
      <text:p text:style-name="P8">normal<text:span text:style-name="T9">, the default value. In a normal jump, VS is 42 + speed / 4</text:span></text:p>
      <text:p text:style-name="P8">double <text:span text:style-name="T9">is a double jump, whose VS is 52 + speed / 4</text:span></text:p>
      <text:p text:style-name="P8">squish <text:span text:style-name="T9">is a jump done while squished, whose VS is 21 + speed / 8</text:span></text:p>
      <text:p text:style-name="P17"/>
      <text:p text:style-name="P22"><text:span text:style-name="T12">Function returns a </text:span><text:span text:style-name="T5">position</text:span><text:span text:style-name="T14"> object.</text:span></text:p>
      <text:h text:style-name="Heading_20_3" text:outline-level="3">2D Collision Functions</text:h>
      <text:p text:style-name="P3">inTriangle(position, triangle, <text:span text:style-name="T19">rel=True</text:span>)</text:p>
      <text:p text:style-name="P13"><text:soft-page-break/></text:p>
      <text:p text:style-name="P3"><text:span text:style-name="T11">Finds if the position is inside the triangle on the x and z axes, returns a boolean. </text:span><text:span text:style-name="T4">rel</text:span><text:span text:style-name="T12"> sets whether or not to </text:span><text:span text:style-name="T13">truncate the positions.</text:span></text:p>
      <text:p text:style-name="P18"/>
      <text:p text:style-name="P10">position<text:span text:style-name="T9"> is a </text:span><text:span text:style-name="T7">pos2D</text:span><text:span text:style-name="T16"> object.</text:span></text:p>
      <text:p text:style-name="P17"/>
      <text:p text:style-name="P10">triangle<text:span text:style-name="T9"> is a </text:span><text:span text:style-name="T7">tri2D</text:span><text:span text:style-name="T16"> object.</text:span></text:p>
      <text:p text:style-name="P13"/>
      <text:p text:style-name="P5">inRectangle(position, rectangle, <text:span text:style-name="T20">rel=True</text:span>)</text:p>
      <text:p text:style-name="P20"/>
      <text:p text:style-name="P4"><text:span text:style-name="T11">Finds if the position is inside the </text:span><text:span text:style-name="T12">(axis-aligned) rectangle</text:span><text:span text:style-name="T11"> on the x and z axes, returns a boolean. </text:span><text:span text:style-name="T4">rel</text:span><text:span text:style-name="T12"> sets whether or not to use truncated co-ordinates, that is, to use relative position.</text:span></text:p>
      <text:p text:style-name="P17"/>
      <text:p text:style-name="P10">position<text:span text:style-name="T9"> is a </text:span><text:span text:style-name="T7">pos2D</text:span><text:span text:style-name="T16"> object.</text:span></text:p>
      <text:p text:style-name="P17"/>
      <text:p text:style-name="P10">rectangle<text:span text:style-name="T9"> is a </text:span><text:span text:style-name="T7">rectangle</text:span><text:span text:style-name="T16"> object.</text:span></text:p>
      <text:p text:style-name="P21"/>
      <text:p text:style-name="P6">distance(position1, position2, rel=True)</text:p>
      <text:p text:style-name="P14"/>
      <text:p text:style-name="P15">Finds the lateral distance between the points <text:span text:style-name="T1">position1</text:span> and <text:span text:style-name="T1">position2</text:span>. rel sets whether or not to truncate the positions.</text:p>
      <text:p text:style-name="P15"/>
      <text:p text:style-name="P16"><text:span text:style-name="T1">position1</text:span> and <text:span text:style-name="T1">position2</text:span> are <text:span text:style-name="T7">pos2D</text:span><text:span text:style-name="T25"> objects.</text:span></text:p>
      <text:h text:style-name="P36" text:outline-level="3">3D Collision Functions</text:h>
      <text:p text:style-name="P25">inCylinder(position, cylinder, rel=True)</text:p>
      <text:p text:style-name="P29">Finds if the position is inside the cylinder. <text:span text:style-name="T6">rel</text:span><text:span text:style-name="T19"> sets whether or not to use truncated co-ordinates, that is, to use relative position.</text:span></text:p>
      <text:p text:style-name="P11">position<text:span text:style-name="T9"> is a </text:span><text:span text:style-name="T7">position</text:span><text:span text:style-name="T16"> object.</text:span></text:p>
      <text:p text:style-name="P19"/>
      <text:p text:style-name="P11"><text:span text:style-name="T23">cylinder</text:span><text:span text:style-name="T9"> is a </text:span><text:span text:style-name="T7">cylinder</text:span><text:span text:style-name="T16"> object.</text:span></text:p>
      <text:p text:style-name="P15"/>
      <text:p text:style-name="P7">distance3D(position1, position2, rel=True)</text:p>
      <text:p text:style-name="P15"/>
      <text:p text:style-name="P15">Finds the <text:span text:style-name="T24">three-dimensional</text:span> distance between the points <text:span text:style-name="T1">position1</text:span> and <text:span text:style-name="T1">position2</text:span>. rel sets whether or not to truncate the positions.</text:p>
      <text:p text:style-name="P15"/>
      <text:p text:style-name="P15"><text:span text:style-name="T1">position1</text:span> and <text:span text:style-name="T1">position2</text:span> are <text:span text:style-name="T7">position</text:span><text:span text:style-name="T25"> objects.</text:span></text:p>
      <text:h text:style-name="P38" text:outline-level="3">Apollonian Circle Functions</text:h>
      <text:p text:style-name="P42">apollonianInTriangle(apollonian, tri, puX=0, puZ=0)</text:p>
      <text:p text:style-name="P44"><text:span text:style-name="T21">Finds if the triangle </text:span><text:span text:style-name="T3">tri</text:span><text:span text:style-name="T21">, a </text:span><text:span text:style-name="T3">tri2D</text:span><text:span text:style-name="T21"> object, intersects the apollonian circle, an </text:span><text:span text:style-name="T3">apollonian</text:span><text:span text:style-name="T21"> object. </text:span><text:span text:style-name="T3">puX</text:span><text:span text:style-name="T21"> and </text:span><text:span text:style-name="T3">puZ</text:span><text:span text:style-name="T21"> offset tri by that many PUs on those axes.</text:span></text:p>
      <text:p text:style-name="P42">apollonianInRectangle(apollonian, rect, puX=0, puZ=0)</text:p>
      <text:p text:style-name="P44"><text:soft-page-break/><text:span text:style-name="T21">Finds if the rectangle </text:span><text:span text:style-name="T3">rect</text:span><text:span text:style-name="T21">, a </text:span><text:span text:style-name="T3">rectangle</text:span><text:span text:style-name="T21"> object, intersects the apollonian circle, an </text:span><text:span text:style-name="T3">apollonian</text:span><text:span text:style-name="T21"> object. </text:span><text:span text:style-name="T3">puX</text:span><text:span text:style-name="T21"> and </text:span><text:span text:style-name="T3">puZ</text:span><text:span text:style-name="T21"> offset tri by that many PUs on those axes.</text:span></text:p>
      <text:h text:style-name="P37" text:outline-level="3">Miscellaneous/Internal Use Functions</text:h>
      <text:p text:style-name="P26">truncate(n)</text:p>
      <text:p text:style-name="P26"><text:span text:style-name="T11">Returns the truncated value of </text:span><text:span text:style-name="T21">n</text:span><text:span text:style-name="T11">, a numb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03T19:40:39.189000000</dc:date>
    <meta:editing-duration>PT2H7M49S</meta:editing-duration>
    <meta:editing-cycles>18</meta:editing-cycles>
    <meta:document-statistic meta:table-count="0" meta:image-count="0" meta:object-count="0" meta:page-count="4" meta:paragraph-count="67" meta:word-count="918" meta:character-count="5471" meta:non-whitespace-character-count="4619"/>
  </office:meta>
</office:document-meta>
</file>